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or jahrtausend wende 99</text:p>
      <text:p text:style-name="Standard"/>
      <text:p text:style-name="Standard">Bohnen</text:p>
      <text:p text:style-name="Standard">Stifte</text:p>
      <text:p text:style-name="Standard">Fliege (nervig)</text:p>
      <text:p text:style-name="Standard"/>
      <text:p text:style-name="Standard">Zeitschriften Bücher</text:p>
      <text:p text:style-name="Standard">Papierflieger</text:p>
      <text:p text:style-name="Standard"/>
      <text:p text:style-name="Standard">Wecker</text:p>
      <text:p text:style-name="Standard"/>
      <text:p text:style-name="Standard">Angelrute</text:p>
      <text:p text:style-name="Standard"/>
      <text:p text:style-name="Standard">Bazooka</text:p>
      <text:p text:style-name="Standard">Werkzeug Säge</text:p>
      <text:p text:style-name="Standard"/>
      <text:p text:style-name="Standard">Portal Gun</text:p>
      <text:p text:style-name="Standard">Tisch keine Portaloberfläche</text:p>
      <text:p text:style-name="Standard"/>
      <text:p text:style-name="Standard">Socken benutzen</text:p>
      <text:p text:style-name="Standard"/>
      <text:p text:style-name="Standard"/>
      <text:p text:style-name="Standard"/>
      <text:p text:style-name="Standard">Lampen</text:p>
      <text:p text:style-name="Standard"/>
      <text:p text:style-name="Standard">Lichtschalter</text:p>
      <text:p text:style-name="Standard">Alle sehn weniger bzw nicht gar so schlecht wenn Fernbedienung näher am Spieler</text:p>
      <text:p text:style-name="Standard"/>
      <text:p text:style-name="Standard">Playstation N64</text:p>
      <text:p text:style-name="Standard"/>
      <text:p text:style-name="Standard">Bierdeckel</text:p>
      <text:p text:style-name="Standard">Kronkorken</text:p>
      <text:p text:style-name="Standard">Handstaubsauger</text:p>
      <text:p text:style-name="Standard"/>
      <text:p text:style-name="Standard">Teetasse/Bierdosen/Glasflaschen</text:p>
      <text:p text:style-name="Standard"/>
      <text:p text:style-name="Standard">Chipstüten</text:p>
      <text:p text:style-name="Standard">Chips</text:p>
      <text:p text:style-name="Standard"/>
      <text:p text:style-name="Standard">Hosen</text:p>
      <text:p text:style-name="Standard">Schuhe</text:p>
      <text:p text:style-name="Standard">Socken</text:p>
      <text:p text:style-name="Standard">Tshirt</text:p>
      <text:p text:style-name="Standard"/>
      <text:p text:style-name="Standard">Bilder an der Wand</text:p>
      <text:p text:style-name="Standard"/>
      <text:p text:style-name="Standard">Spielzeugeisenbahn (Lego,Holz)</text:p>
      <text:p text:style-name="Standard"/>
      <text:p text:style-name="Standard">PeeOMeter leeren mit Bierflaschen (Timeline)</text:p>
      <text:p text:style-name="Standard"/>
      <text:p text:style-name="Standard">(Besoffen sein?) </text:p>
      <text:p text:style-name="Standard"/>
      <text:p text:style-name="Standard"><text:soft-page-break/>GegenSpieler dazu bringen aufs Klo zu gehen</text:p>
      <text:p text:style-name="Standard"/>
      <text:p text:style-name="Standard">Spieler beleidigen (trash talk)</text:p>
      <text:p text:style-name="Standard"/>
      <text:p text:style-name="Standard">Teller (nichtgewaschen)</text:p>
      <text:p text:style-name="Standard"/>
      <text:p text:style-name="Standard">Couch rücken</text:p>
      <text:p text:style-name="Standard">murmeln unter couch</text:p>
      <text:p text:style-name="Standard">murmeln auf fernseher werfen</text:p>
      <text:p text:style-name="Standard"/>
      <text:p text:style-name="Standard">Kartonboxen</text:p>
      <text:p text:style-name="Standard"/>
      <text:p text:style-name="Standard">Video von anderen Projekten: falls Fernseher an geht</text:p>
      <text:p text:style-name="Standard"/>
      <text:p text:style-name="Standard">ausm Keller Laichengeruch :Hier riecht was komisch</text:p>
      <text:p text:style-name="Standard"/>
      <text:p text:style-name="Standard">Secret: Schwarzlichtlampe an der Wand: „Du stirbst bald“</text:p>
      <text:p text:style-name="Standard"/>
      <text:p text:style-name="Standard">schnürsenkel banana</text:p>
      <text:p text:style-name="Standard">banan auf gegner</text:p>
      <text:p text:style-name="Standard"/>
      <text:p text:style-name="Standard">pulli zerreißen = schnur</text:p>
      <text:p text:style-name="Standard"/>
      <text:p text:style-name="Standard">Vasen bzw Zimmerpflanzen</text:p>
      <text:p text:style-name="Standard"/>
      <text:p text:style-name="Standard">Handy Telefon im Raum? Nokia</text:p>
      <text:p text:style-name="Standard">Schuhaktionen werfen/benutzen</text:p>
      <text:p text:style-name="Standard"/>
      <text:p text:style-name="Standard">Plattenspieler</text:p>
      <text:p text:style-name="Standard">stereo anlage</text:p>
      <text:p text:style-name="Standard"/>
      <text:p text:style-name="Standard">Achievment: Von Katze tot gekratze</text:p>
      <text:p text:style-name="Standard">Banane in gegner</text:p>
      <text:p text:style-name="Standard">Musikinstrumente (gitarre, Trompete)</text:p>
      <text:p text:style-name="Standard"/>
      <text:p text:style-name="Standard">CD's</text:p>
      <text:p text:style-name="Standard"/>
      <text:p text:style-name="Standard">Kartenspiel</text:p>
      <text:p text:style-name="Standard"/>
      <text:p text:style-name="Standard">Spielbrett 5Felder in beide Richtungen (Tauziehen mit Fernbedienung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aum:</text:p>
      <text:p text:style-name="Standard"/>
      <text:p text:style-name="Standard">Setting</text:p>
      <text:p text:style-name="Standard"/>
      <text:p text:style-name="Standard"/>
      <text:p text:style-name="Standard">Freitag Abend</text:p>
      <text:p text:style-name="Standard">Kein Date</text:p>
      <text:p text:style-name="Standard"/>
      <text:p text:style-name="Standard">Teppich</text:p>
      <text:p text:style-name="Standard">Fernseher</text:p>
      <text:p text:style-name="Standard">Couch</text:p>
      <text:p text:style-name="Standard">Sessel</text:p>
      <text:p text:style-name="Standard">Tisch</text:p>
      <text:p text:style-name="Standard">Fernbedienung</text:p>
      <text:p text:style-name="Standard">Bilder</text:p>
      <text:p text:style-name="Standard">Tür</text:p>
      <text:p text:style-name="Standard">Zimmerpflanzen</text:p>
      <text:p text:style-name="Standard">überfüllter Mülleimer</text:p>
      <text:p text:style-name="Standard">Kratzbaum</text:p>
      <text:p text:style-name="Standard">Stereoanlage</text:p>
      <text:p text:style-name="Standard">Playstation/N64</text:p>
      <text:p text:style-name="Standard">Aschenbecher</text:p>
      <text:p text:style-name="Standard">Zigaretten</text:p>
      <text:p text:style-name="Standard">Deckenlampe</text:p>
      <text:p text:style-name="Standard">Lavalampe</text:p>
      <text:p text:style-name="Standard">Fenster</text:p>
      <text:p text:style-name="Standard">Schwarzlichtlampe</text:p>
      <text:p text:style-name="Standard">hängendes Regal an der Wand mit Büchern</text:p>
      <text:p text:style-name="Standard">Regal mit Spielen und stuff</text:p>
      <text:p text:style-name="Standard">Wäscheständer mit Wäsche</text:p>
      <text:p text:style-name="Standard">Wäschekorb Leer/voll</text:p>
      <text:p text:style-name="Standard">Schränke</text:p>
      <text:p text:style-name="Standard">volle Bierdosen</text:p>
      <text:p text:style-name="Standard">Leere Flaschen/Dosen/Plastikbecher</text:p>
      <text:p text:style-name="Standard">Geschirr ungewaschen</text:p>
      <text:p text:style-name="Standard">Chipstüten</text:p>
      <text:p text:style-name="Standard">Chips</text:p>
      <text:p text:style-name="Standard">Lichtschalter</text:p>
      <text:p text:style-name="Standard">Pizzakartons</text:p>
      <text:p text:style-name="Standard">Spielzeugeisenbahn (Holz,Lego)</text:p>
      <text:p text:style-name="Standard"/>
      <text:p text:style-name="Standard">Angelrute</text:p>
      <text:p text:style-name="Standard">Schnürsenkel</text:p>
      <text:p text:style-name="Standard">CD's</text:p>
      <text:p text:style-name="Standard">Murmeln</text:p>
      <text:p text:style-name="Standard">Bein</text:p>
      <text:p text:style-name="Standard">Angelrute</text:p>
      <text:p text:style-name="Standard">Wecker</text:p>
      <text:p text:style-name="Standard">Bücher</text:p>
      <text:p text:style-name="Standard">Papierflieger</text:p>
      <text:p text:style-name="Standard">Fliege (Tier)</text:p>
      <text:p text:style-name="Standard">Bohnen</text:p>
      <text:p text:style-name="Standard"><text:soft-page-break/>Stifte</text:p>
      <text:p text:style-name="Standard">Zeitschriften</text:p>
      <text:p text:style-name="Standard">Säge</text:p>
      <text:p text:style-name="Standard">Portal Gun</text:p>
      <text:p text:style-name="Standard">Portals</text:p>
      <text:p text:style-name="Standard">Hund</text:p>
      <text:p text:style-name="Standard">Vasen</text:p>
      <text:p text:style-name="Standard">Hufeisenmagnet</text:p>
      <text:p text:style-name="Standard">Pulli</text:p>
      <text:p text:style-name="Standard">Bong</text:p>
      <text:p text:style-name="Standard">Gras</text:p>
      <text:p text:style-name="Standard">Feuerzeug</text:p>
      <text:p text:style-name="Standard">Handy Nokia</text:p>
      <text:p text:style-name="Standard">N64 oder Playstation</text:p>
      <text:p text:style-name="Standard">Plattenspieler</text:p>
      <text:p text:style-name="Standard">Stereoanlage</text:p>
      <text:p text:style-name="Standard">Banane</text:p>
      <text:p text:style-name="Standard">Katze</text:p>
      <text:p text:style-name="Standard">Kartonboxen</text:p>
      <text:p text:style-name="Standard">Hosen</text:p>
      <text:p text:style-name="Standard">Socken</text:p>
      <text:p text:style-name="Standard">Schuhe</text:p>
      <text:p text:style-name="Standard">T-Shirt</text:p>
      <text:p text:style-name="Standard">Bierdeckel</text:p>
      <text:p text:style-name="Standard">Kronkorken</text:p>
      <text:p text:style-name="Standard">Handstaubsau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kolaj Schöppler</meta:initial-creator>
    <meta:creation-date>2015-01-23T19:08:12.03</meta:creation-date>
    <dc:date>2015-01-23T20:34:03.13</dc:date>
    <dc:creator>Nikolaj Schöppler</dc:creator>
    <meta:editing-duration>PT16M28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4" meta:paragraph-count="128" meta:word-count="251" meta:character-count="1953"/>
  </office:meta>
</office:document-meta>
</file>